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9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10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0.82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0.8567in" svg:x="2.3358in" svg:y="0in" draw:caption-point-x="-0.2402in" draw:caption-point-y="0.0039in">
              <dc:date>2010-12-10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IP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oscargivento table.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list table.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listcontains table.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genrecontains table.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workedon table.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F</text:p>
          </table:table-cell>
          <table:table-cell table:style-name="ce2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F</text:p>
          </table:table-cell>
          <table:table-cell table:style-name="ce2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Add &lt;!DOCTYPE at top of web pages.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Create stylesheet(s) for the site.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Create a background image.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string">
            <text:p>IP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Go through tutorial on Java GUIs with NetBeans / wxPython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Gather up list data and type them up in a certain format for a program to easily parse through to convert to sql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 office:value-type="string">
            <text:p>this is taken care of on the genre side—just needs to be fixed in movie2sql</text:p>
          </table:table-cell>
        </table:table-row>
        <table:table-row table:style-name="ro1">
          <table:table-cell office:value-type="float" office:value="29">
            <text:p>29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Filling movie table with movies haven't seen.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Don't contain accented special characters. <text:s/>They will not be found when searching (e.g. Penélope Cruz vs. Penelope Cruz).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High</text:p>
          </table:table-cell>
          <table:table-cell office:value-type="string">
            <text:p>Rewrite movie2sql in Python (and to take care of #27 and #28)</text:p>
          </table:table-cell>
          <table:table-cell office:value-type="string">
            <text:p>src/movie2sql.py</text:p>
          </table:table-cell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sql files for both postgres and mysql (mysql workbench needs the database name, pgAdminIII doesn't)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add schemas for my movie awards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Create a Redmine instance for this project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NS</text:p>
          </table:table-cell>
          <table:table-cell table:number-columns-repeated="2"/>
          <table:table-cell office:value-type="string">
            <text:p>Low</text:p>
          </table:table-cell>
          <table:table-cell office:value-type="string">
            <text:p>Learn LaTeX</text:p>
          </table:table-cell>
          <table:table-cell office:value-type="string">
            <text:p>This is in order to insert a movie automatically into a LaTeX file that creates a document like Movie_Ratings.doc, for example, and the lists that the DB will have data for.</text:p>
          </table:table-cell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comments attribute of type TEXT to the movie table</text:p>
          </table:table-cell>
          <table:table-cell/>
        </table:table-row>
      </table:table>
      <table:table table:name="Status Legend" table:style-name="ta1" table:print="false">
        <office:forms form:automatic-focus="false" form:apply-design-mode="false"/>
        <table:table-column table:style-name="co9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8">01/08/2011</text:date>, <text:time>17:3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1-01-08T17:31:31</dc:date>
    <meta:editing-duration>PT05H47M03S</meta:editing-duration>
    <meta:editing-cycles>39</meta:editing-cycles>
    <meta:generator>OpenOffice.org/3.2$Unix OpenOffice.org_project/320m12$Build-9483</meta:generator>
    <dc:creator>Tyler Hayes</dc:creator>
    <meta:document-statistic meta:table-count="3" meta:cell-count="238" meta:object-count="0"/>
    <meta:user-defined meta:name="Info 1"/>
    <meta:user-defined meta:name="Info 2"/>
    <meta:user-defined meta:name="Info 3"/>
    <meta:user-defined meta:name="Info 4"/>
  </office:meta>
</office:document-meta>
</file>